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 An Athem For Her. ]</text:p>
      <text:p text:style-name="Standard"/>
      <text:p text:style-name="Standard"/>
      <text:p text:style-name="Standard"/>
      <text:p text:style-name="Standard">[ Envy ]</text:p>
      <text:p text:style-name="Standard"/>
      <text:p text:style-name="Standard">I envy! </text:p>
      <text:p text:style-name="Standard">I know it's not a nice word, but i envy! </text:p>
      <text:p text:style-name="Standard">It's in my guts , </text:p>
      <text:p text:style-name="Standard">It's in my mind, my heart, my soul </text:p>
      <text:p text:style-name="Standard">It's on every por of my skin </text:p>
      <text:p text:style-name="Standard">This feeling that now i urge to foul </text:p>
      <text:p text:style-name="Standard">I don't even know where and when it begin</text:p>
      <text:p text:style-name="Standard"/>
      <text:p text:style-name="Standard">I envy happy people </text:p>
      <text:p text:style-name="Standard">Not all of them of course </text:p>
      <text:p text:style-name="Standard">After all, there's so many things that could be worse </text:p>
      <text:p text:style-name="Standard">But i do envy the happiness of many </text:p>
      <text:p text:style-name="Standard">I envy those people who have someone to love </text:p>
      <text:p text:style-name="Standard">I envy that life i don't have </text:p>
      <text:p text:style-name="Standard">I envy that small piece of heaven </text:p>
      <text:p text:style-name="Standard">The very same i want to reach someday </text:p>
      <text:p text:style-name="Standard">This dream in me will stay </text:p>
      <text:p text:style-name="Standard">But i'm afraid my heart is fadding away </text:p>
      <text:p text:style-name="Standard"/>
      <text:p text:style-name="Standard"/>
      <text:p text:style-name="Standard">[ The Journey ]</text:p>
      <text:p text:style-name="Standard"/>
      <text:p text:style-name="Standard">My journey is the quest of love... </text:p>
      <text:p text:style-name="Standard">This simple, yet so powerfull word... </text:p>
      <text:p text:style-name="Standard">Does it really exists outside plain write? </text:p>
      <text:p text:style-name="Standard">I cannot tell for sure, </text:p>
      <text:p text:style-name="Standard">I can only assume that's true for some </text:p>
      <text:p text:style-name="Standard">I can see it in their eyes </text:p>
      <text:p text:style-name="Standard">I do believe that's in their soles </text:p>
      <text:p text:style-name="Standard">But i cannot understand it </text:p>
      <text:p text:style-name="Standard">Wish for you to teach me that sense </text:p>
      <text:p text:style-name="Standard">Wish you could be my date</text:p>
      <text:p text:style-name="Standard">Please come soon my darling </text:p>
      <text:p text:style-name="Standard">Please come soon my soul mate</text:p>
      <text:p text:style-name="Standard">Before my heart goes full of holes </text:p>
      <text:p text:style-name="Standard">Before my pain runs out of faith</text:p>
      <text:p text:style-name="Standard"/>
      <text:p text:style-name="Standard">Often, I look for you in the crowd </text:p>
      <text:p text:style-name="Standard">I don't know your name </text:p>
      <text:p text:style-name="Standard">or even how do you look </text:p>
      <text:p text:style-name="Standard">Often, my eyes get lost on the horizont </text:p>
      <text:p text:style-name="Standard">with the hope that they will find </text:p>
      <text:p text:style-name="Standard">that single one i was born for </text:p>
      <text:p text:style-name="Standard">The only one i was meant to took </text:p>
      <text:p text:style-name="Standard">That woman so trully and kind</text:p>
      <text:p text:style-name="Standard">The one that will catch me by the hook</text:p>
      <text:p text:style-name="Standard"><text:soft-page-break/></text:p>
      <text:p text:style-name="P1">Even long before we actually met</text:p>
      <text:p text:style-name="P1">I sincerely make you this promise...</text:p>
      <text:p text:style-name="Standard">Yours only, will be the sparkles of my eyes</text:p>
      <text:p text:style-name="Standard">From me, only love you'll get</text:p>
      <text:p text:style-name="Standard">No pain, no hunger, <text:s/>no sweet lies</text:p>
      <text:p text:style-name="Standard">No place for sorrow or regret.</text:p>
      <text:p text:style-name="Standard"/>
      <text:p text:style-name="Standard"/>
      <text:p text:style-name="Standard">[ Words ]</text:p>
      <text:p text:style-name="Standard"/>
      <text:p text:style-name="Standard">No matter how hard i try</text:p>
      <text:p text:style-name="Standard">Or how close i am to cry</text:p>
      <text:p text:style-name="Standard">The fact's the truth is only one</text:p>
      <text:p text:style-name="Standard">And that's what i'm about to say</text:p>
      <text:p text:style-name="Standard">I will never be able to express in words </text:p>
      <text:p text:style-name="Standard">How much i wish and wait for you </text:p>
      <text:p text:style-name="Standard">I wait for that look, that simple sign </text:p>
      <text:p text:style-name="Standard">That look of love is what i search </text:p>
      <text:p text:style-name="Standard">That sweet taste of real life </text:p>
      <text:p text:style-name="Standard">That dream i dreamed somewhere behind </text:p>
      <text:p text:style-name="Standard">That happiness i want to make mine </text:p>
      <text:p text:style-name="Standard">Life is meaningful without you by my side</text:p>
      <text:p text:style-name="Standard"><text:tab/><text:tab/><text:tab/><text:tab/></text:p>
      <text:p text:style-name="Standard"/>
      <text:p text:style-name="Standard">I don't know what's happening to me </text:p>
      <text:p text:style-name="Standard">I never felt like this before </text:p>
      <text:p text:style-name="Standard">The only thing i know for sure?... </text:p>
      <text:p text:style-name="Standard">I wait for your boat to achor my shore! </text:p>
      <text:p text:style-name="Standard">This words of hope and passion</text:p>
      <text:p text:style-name="Standard">are now my only and faithfull company </text:p>
      <text:p text:style-name="Standard">My only friends on those lonely nights, </text:p>
      <text:p text:style-name="Standard">The ones when i go into bed,</text:p>
      <text:p text:style-name="Standard">sink my head in the sheets paradise</text:p>
      <text:p text:style-name="Standard">and try not to dream with you no more</text:p>
      <text:p text:style-name="Standard">because i'm afraid that it will turn into gore </text:p>
      <text:p text:style-name="Standard"/>
      <text:p text:style-name="Standard">This gentle words were made for you </text:p>
      <text:p text:style-name="Standard">To you and only you i wrote them </text:p>
      <text:p text:style-name="Standard">Don't care if you never read them </text:p>
      <text:p text:style-name="Standard">For me, it was good to express them </text:p>
      <text:p text:style-name="Standard"/>
      <text:p text:style-name="Standard"/>
      <text:p text:style-name="Standard">[ Good Night ]</text:p>
      <text:p text:style-name="Standard"/>
      <text:p text:style-name="Standard">Sleep tight my dear... </text:p>
      <text:p text:style-name="Standard">Talk with the angels if you can </text:p>
      <text:p text:style-name="Standard">You know i will always love you </text:p>
      <text:p text:style-name="Standard">Will support you whenever you need </text:p>
      <text:p text:style-name="Standard">Whisper you softly on your hear </text:p>
      <text:p text:style-name="Standard">Everytime single time your heart comes near </text:p>
      <text:p text:style-name="Standard"/>
      <text:p text:style-name="Standard"><text:soft-page-break/></text:p>
      <text:p text:style-name="Standard">Sleep tight my love... </text:p>
      <text:p text:style-name="Standard">In the morning i'll still be here, </text:p>
      <text:p text:style-name="Standard">Until there i'll try to survive... </text:p>
      <text:p text:style-name="Standard">but without the taste of your lips </text:p>
      <text:p text:style-name="Standard">or the smell of your sweet hair, </text:p>
      <text:p text:style-name="Standard">The only things that will help me trough the night </text:p>
      <text:p text:style-name="Standard">will be a vison of you caressing my soul , </text:p>
      <text:p text:style-name="Standard">the dream of your kisses flooding my mind </text:p>
      <text:p text:style-name="Standard">and the memory of your shinning smile </text:p>
      <text:p text:style-name="Standard">lightning the darkness that took over of my lair </text:p>
      <text:p text:style-name="Standard">Why can't you please me a little while</text:p>
      <text:p text:style-name="Standard">Oh God! Don't you see this is so unfair! </text:p>
      <text:p text:style-name="Standard"/>
      <text:p text:style-name="Standard"/>
      <text:p text:style-name="Standard">Sleep tight my sugar...</text:p>
      <text:p text:style-name="Standard">Scared... you should not be, cause...</text:p>
      <text:p text:style-name="Standard">I will watch you while you sleep</text:p>
      <text:p text:style-name="Standard">I will protect your soul from evil</text:p>
      <text:p text:style-name="Standard">I will stay until the morning dawn </text:p>
      <text:p text:style-name="Standard">I'll never leave you alone!</text:p>
      <text:p text:style-name="Standard"/>
      <text:p text:style-name="Standard"/>
      <text:p text:style-name="Standard">[ Visions ]</text:p>
      <text:p text:style-name="Standard"/>
      <text:p text:style-name="Standard">In my dreams i have visions</text:p>
      <text:p text:style-name="Standard">visions of your face</text:p>
      <text:p text:style-name="Standard">visions of your smile</text:p>
      <text:p text:style-name="Standard">visions of you my love</text:p>
      <text:p text:style-name="Standard">visions of you my soul mate</text:p>
      <text:p text:style-name="Standard">visions of us having a date</text:p>
      <text:p text:style-name="Standard">visions of your eyes</text:p>
      <text:p text:style-name="Standard">visions of us...</text:p>
      <text:p text:style-name="Standard"/>
      <text:p text:style-name="Standard">how more many nights do i have to cry</text:p>
      <text:p text:style-name="Standard">this lonely nights when i cry of unhapiness</text:p>
      <text:p text:style-name="Standard">this lonely nights when i cry of loneliness</text:p>
      <text:p text:style-name="Standard">oh my god, please i beg you...</text:p>
      <text:p text:style-name="Standard">release me from this torture</text:p>
      <text:p text:style-name="Standard">i do not want to live like this</text:p>
      <text:p text:style-name="Standard">tears are coming into my eyes</text:p>
      <text:p text:style-name="Standard">and i do not want to cry</text:p>
      <text:p text:style-name="Standard">not again, not anymore, not today</text:p>
      <text:p text:style-name="Standard">please, no more...</text:p>
      <text:p text:style-name="Standard"/>
      <text:p text:style-name="Standard">enought is enough</text:p>
      <text:p text:style-name="Standard">ho! the music... so much memories</text:p>
      <text:p text:style-name="Standard">so much hapiness, so much pain</text:p>
      <text:p text:style-name="Standard">so many thoughs </text:p>
      <text:p text:style-name="Standard">so many wishes</text:p>
      <text:p text:style-name="Standard">so many dreams</text:p>
      <text:p text:style-name="Standard">so much lost</text:p>
      <text:p text:style-name="Standard"><text:soft-page-break/>so many joy,</text:p>
      <text:p text:style-name="Standard">so many me!!!!</text:p>
      <text:p text:style-name="Standard">so many the man i used to be!</text:p>
      <text:p text:style-name="Standard">So many the man i want to stay </text:p>
      <text:p text:style-name="Standard">so many the man i tough had runnay</text:p>
      <text:p text:style-name="Standard"/>
      <text:p text:style-name="Standard">i'm loosing myself</text:p>
      <text:p text:style-name="Standard">i'm loosing my mind</text:p>
      <text:p text:style-name="Standard">i'm loosing my nervs</text:p>
      <text:p text:style-name="Standard">i'm loosing my humanity</text:p>
      <text:p text:style-name="Standard">i'm dying slowly</text:p>
      <text:p text:style-name="Standard">i'm dying too fast</text:p>
      <text:p text:style-name="Standard"/>
      <text:p text:style-name="Standard">..................</text:p>
      <text:p text:style-name="Standard"/>
      <text:p text:style-name="Standard">well... here i am again </text:p>
      <text:p text:style-name="Standard">wanna know why? </text:p>
      <text:p text:style-name="Standard">well... i'll tell you anyway ...</text:p>
      <text:p text:style-name="Standard">she saved from darkness </text:p>
      <text:p text:style-name="Standard">and she made happy for while </text:p>
      <text:p text:style-name="Standard">but as soon as the night stroke </text:p>
      <text:p text:style-name="Standard">she left me alone without even a smile </text:p>
      <text:p text:style-name="Standard">and that way... </text:p>
      <text:p text:style-name="Standard">she managed to send me back to hell highway </text:p>
      <text:p text:style-name="Standard"/>
      <text:p text:style-name="Standard">did i ever really loved her ? </text:p>
      <text:p text:style-name="Standard">yes i did </text:p>
      <text:p text:style-name="Standard">do i still love her? </text:p>
      <text:p text:style-name="Standard">yes i can say i do </text:p>
      <text:p text:style-name="Standard">can i ever forget the pain? </text:p>
      <text:p text:style-name="Standard">well...i'm not sure i can </text:p>
      <text:p text:style-name="Standard">so... for now... </text:p>
      <text:p text:style-name="Standard">i'll just try to survive </text:p>
      <text:p text:style-name="Standard">despite... </text:p>
      <text:p text:style-name="Standard">each day is a voyage in pain </text:p>
      <text:p text:style-name="Standard">and every night it's a nigthmare in vain </text:p>
      <text:p text:style-name="Standard"/>
      <text:p text:style-name="Standard">i'll hang to life with this the dream in my mind: </text:p>
      <text:p text:style-name="Standard">maybe she'll come back still in time </text:p>
      <text:p text:style-name="Standard">maybe she'll prevent me from dying alone </text:p>
      <text:p text:style-name="Standard">maybe... </text:p>
      <text:p text:style-name="Standard">but i'm not sure if can wait any longer </text:p>
      <text:p text:style-name="Standard">without doing something wrong </text:p>
      <text:p text:style-name="Standard">please come back darling </text:p>
      <text:p text:style-name="Standard">before i am gone </text:p>
      <text:p text:style-name="Standard"/>
      <text:p text:style-name="Standard">please come back darling </text:p>
      <text:p text:style-name="Standard">before my soul vanishes in tears </text:p>
      <text:p text:style-name="Standard">please come back darling </text:p>
      <text:p text:style-name="Standard">before my heart crashes again in the land of fears </text:p>
      <text:p text:style-name="Standard"/>
      <text:p text:style-name="Standard"/>
      <text:p text:style-name="Standard"><text:soft-page-break/></text:p>
      <text:p text:style-name="Standard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o Cristo</meta:initial-creator>
    <meta:creation-date>2008-11-22T00:52:14</meta:creation-date>
    <dc:date>2010-01-07T18:59:03</dc:date>
    <meta:editing-cycles>31</meta:editing-cycles>
    <meta:editing-duration>PT03H32M52S</meta:editing-duration>
    <meta:document-statistic meta:table-count="0" meta:image-count="0" meta:object-count="0" meta:page-count="5" meta:paragraph-count="174" meta:word-count="1066" meta:character-count="5155"/>
    <dc:creator>paulo cristo</dc:creator>
    <meta:user-defined meta:name="Info 1"/>
    <meta:user-defined meta:name="Info 2"/>
    <meta:user-defined meta:name="Info 3"/>
    <meta:user-defined meta:name="Info 4"/>
  </office:meta>
</office:document-meta>
</file>